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rsid="004130bb" officeooo:paragraph-rsid="004130bb"/>
    </style:style>
    <style:style style:name="P4" style:family="paragraph" style:parent-style-name="Standard">
      <style:text-properties officeooo:paragraph-rsid="000daaba"/>
    </style:style>
    <style:style style:name="P5" style:family="paragraph" style:parent-style-name="Standard">
      <style:text-properties fo:font-style="italic" officeooo:paragraph-rsid="004130bb" style:font-style-asian="italic" style:font-style-complex="italic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44bfaa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46b38e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44756b" style:font-style-asian="normal" style:font-style-complex="normal"/>
    </style:style>
    <style:style style:name="T6" style:family="text">
      <style:text-properties fo:font-style="normal" officeooo:rsid="0044bfaa" style:font-style-asian="normal" style:font-style-complex="normal"/>
    </style:style>
    <style:style style:name="T7" style:family="text">
      <style:text-properties fo:font-style="normal" officeooo:rsid="0046b38e" style:font-style-asian="normal" style:font-style-complex="normal"/>
    </style:style>
    <style:style style:name="T8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44756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44bfa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46b38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4130bb"/>
    </style:style>
    <style:style style:name="T13" style:family="text">
      <style:text-properties officeooo:rsid="0044756b"/>
    </style:style>
    <style:style style:name="T14" style:family="text">
      <style:text-properties officeooo:rsid="0044bfaa"/>
    </style:style>
    <style:style style:name="T15" style:family="text">
      <style:text-properties officeooo:rsid="0046b3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D</text:span><text:span text:style-name="T2">AT 640: Predictive Analytics</text:span></text:p>
      <text:p text:style-name="Standard"><text:span text:style-name="T3">Module</text:span><text:span text:style-name="Emphasis"><text:span text:style-name="T8"> </text:span></text:span><text:span text:style-name="Emphasis"><text:span text:style-name="T11">Five</text:span></text:span><text:span text:style-name="Emphasis"><text:span text:style-name="T8">: Descriptive Analytics, Predictive Analytics, and Cluster Analysis</text:span></text:span></text:p>
      <text:p text:style-name="P5"><text:span text:style-name="Emphasis"><text:span text:style-name="T4">Data Mining with Rattle and R</text:span></text:span></text:p>
      <text:p text:style-name="P4"><text:span text:style-name="T3">Chapter</text:span><text:span text:style-name="T7">s 8 &amp; 9</text:span></text:p>
      <text:p text:style-name="P2">1/<text:span text:style-name="T15">31</text:span><text:span text:style-name="T12">/22</text:span></text:p>
      <text:p text:style-name="P1"/>
      <text:p text:style-name="P1">Learning Object<text:span text:style-name="T1">i</text:span>ves</text:p>
      <text:list xml:id="list14324494" text:style-name="L1">
        <text:list-item>
          <text:p text:style-name="P7">Distinguish between descriptive and predictive analysis</text:p>
        </text:list-item>
        <text:list-item>
          <text:p text:style-name="P7"><text:span text:style-name="T15">D</text:span>istinguish between classification and regression</text:p>
        </text:list-item>
        <text:list-item>
          <text:p text:style-name="P7">Describe the use of k-means clustering</text:p>
        </text:list-item>
        <text:list-item>
          <text:p text:style-name="P7">Distinguish between Minkowski, Manhattan, and Euclidian distance measurements</text:p>
        </text:list-item>
        <text:list-item>
          <text:p text:style-name="P7">Be able to build and tune a k-means cluster mode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1-30T09:27:07.895962695</dc:date>
    <meta:editing-duration>P2DT6H33M25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6" meta:character-count="454" meta:non-whitespace-character-count="404"/>
  </office:meta>
</office:document-meta>
</file>